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6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ffff" fo:border="none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9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FICHIER</text:p>
          </table:table-cell>
          <table:table-cell table:style-name="ce3" office:value-type="string" calcext:value-type="string">
            <text:p>::=</text:p>
          </table:table-cell>
          <table:table-cell table:style-name="ce5" office:value-type="string" calcext:value-type="string">
            <text:p>with Ada.Text_IO ; use Ada.Text_IO; PROCEDURE BEGIN_INSTR ; EO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DURE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rocedure &lt;ident&gt; is PROC_FACT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DURE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^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DURE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DEC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GIN_INSTR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begin PLUS_INSTR end BEGIN_INSTR_FA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GIN_INSTR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^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GIN_INSTR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ident&g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DECL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DECL PLUS_DECL_FA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DECL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DEC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DECL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^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INSTR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NSTR PLUS_INSTR_FA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INSTR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^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INSTR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INST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type &lt;ident&gt; DECL_FA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IDENT : TYPE DECL_FACT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rocedure &lt;ident&gt; DECL_PROCED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function &lt;ident&gt; DECL_FUN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L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L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s DECL_ACC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L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s DECL_RECO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L_ACCESS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access &lt;ident&g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L_RECORD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record PLUS_CHAMPS end record 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L_FACT2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L_FACT2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(:=EXPR) 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L_PROCEDURE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S_DECL BEGIN_INSTR 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L_PROCEDURE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ARAMS IS_DECL BEGIN_INSTR 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L_FUNCTION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return TYPE IS_DECL BEGIN_INSTR 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L_FUNCTION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ARAMS return TYPE IS_DECL BEGIN_INSTR 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IDEN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&lt;ident&gt; PLUS_IDENT_FA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IDENT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, PLUS_ID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IDENT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^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_DECL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s IS_DECL_FA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_DECL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^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_DECL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DEC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MP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lt;ident&gt; : TYPE 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MP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PLUS_IDENT : TYPE 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CHAMPS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CHAMPS PLUS_CHAMPS_FA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CHAMPS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CHAM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CHAMPS_FACT</text:p>
          </table:table-cell>
          <table:table-cell office:value-type="string" calcext:value-type="string">
            <text:p>::=</text:p>
          </table:table-cell>
          <table:table-cell table:style-name="ce8" office:value-type="string" calcext:value-type="string">
            <text:p>^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lt;ident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access &lt;ident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RAM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(PAR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IDENT : PARAM_FA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AM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TYPE END_PAR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AM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MODE TYPE END_PARA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D_PARAM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D_PARAM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; PAR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n MODE_FA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^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1 EXPR_BI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New &lt;ident&gt; EXPR_BI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lt;ident&gt; ( PLUS_EXPR EXPR_BI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character’val(EXPR) EXPR_B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_BIS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or EXPR_BIS_FA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_BIS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1 EXPR_B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_BIS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lse EXPR1 EXPR_BI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1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2 EXPR1_B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1_BIS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and EXPR1_BIS_FA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1_BIS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2 EXPR1_B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1_BIS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then EXPR2 EXPR1_B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2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not EXPR2_FA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2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2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2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3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4 EXPR3_BI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3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= EXPR4 EXPR3_BI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3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/= EXPR4 EXPR3_BI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4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5 EXPR4_BI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4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gt; EXPR5 EXPR4_BI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4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gt;= EXPR5 EXPR4_BI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4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lt; EXPR5 EXPR4_BI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4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lt;= EXPR5 EXPR4_BI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5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6 EXPR5_BI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5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+ EXPR6 EXPR5_BI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5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- EXPR6 EXPR5_BI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6</text:p>
          </table:table-cell>
          <table:table-cell table:style-name="ce3" office:value-type="string" calcext:value-type="string">
            <text:p>::=</text:p>
          </table:table-cell>
          <table:table-cell table:style-name="ce9" office:value-type="string" calcext:value-type="string">
            <text:p>EXPR7 EXPR6_BI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6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* EXPR7 EXPR6_BI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6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/ EXPR7 EXPR6_BI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6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rem EXPR7 EXPR6_B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7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- EXPR7_FA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7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7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7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8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9 EXPR8_BI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8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. &lt;ident&gt; EXPR8_BI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lt;entier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lt;caractère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lt;ident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tr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fal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nul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( EXPR 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US_EXP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 END_EXP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D_EXP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D_EXP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, EXP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ACCESS := EXPR 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lt;ident&gt; ; &lt;ident&gt; ( PLUS_EXPR 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return INSTR_RETUR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begin PLUS_INSTR end 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if EXPR then PLUS_INSTR NEXT_I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for &lt;ident&gt; in INSTR_FO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  <table:table-cell table:style-name="ce1" office:value-type="string" calcext:value-type="string">
            <text:p>INSTR</text:p>
          </table:table-cell>
        </table:table-row>
        <table:table-row table:style-name="ro1">
          <table:table-cell office:value-type="string" calcext:value-type="string">
            <text:p>INSTR_RETURN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R_RETURN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 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R_FOR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..EXPR loop PLUS_INSR end loop 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R_FOR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reverse EXPR..EXPR loop PLUS_INSR end loop 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EXT_IF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nd if 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EXT_IF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lse EL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EXT_IF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lsif ELSI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SE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PLUS_INSTR END_EL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D_ELSE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lse EL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D_ELSE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nd if 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SIF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 then PLUS_INSTR END_ELSI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D_ELSIF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nd if 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D_ELSIF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lsif ELSI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D_ELSIF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lse EL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=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/=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l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lt;=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gt;=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*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re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an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and th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o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or el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CE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lt;ident&gt;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CE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 . &lt;ident&gt;</text:p>
          </table:table-cell>
          <table:table-cell table:number-columns-repeated="1021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3:50:29.281788698</meta:creation-date>
    <dc:date>2023-11-29T14:18:41.083111825</dc:date>
    <meta:editing-duration>PT55S</meta:editing-duration>
    <meta:editing-cycles>1</meta:editing-cycles>
    <meta:document-statistic meta:table-count="1" meta:cell-count="1423" meta:object-count="0"/>
    <meta:generator>LibreOffice/7.3.7.2$Linux_X86_64 LibreOffice_project/30$Build-2</meta:generator>
  </office:meta>
</office:document-meta>
</file>